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style:font-name="Helvetica"/>
    </style:style>
    <style:style style:name="P3" style:family="paragraph">
      <style:text-properties style:font-name="Helvetica" fo:font-size="26pt" style:font-size-asian="26pt" style:font-size-complex="26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top="0.42cm" fo:margin-bottom="0.35cm" fo:line-height="115%"/>
      <style:text-properties style:font-name="Helvetica" fo:font-size="18pt" style:font-size-asian="18pt" style:font-size-complex="18pt"/>
    </style:style>
    <style:style style:name="P6" style:family="paragraph">
      <style:paragraph-properties fo:line-height="115%"/>
      <style:text-properties style:font-name="Helvetica" fo:font-size="18pt" style:font-size-asian="18pt" style:font-size-complex="18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</style:style>
    <style:style style:name="P10" style:family="paragraph">
      <style:text-properties style:font-name="Helvetica" fo:font-size="35pt" style:font-size-asian="35pt" style:font-size-complex="35pt"/>
    </style:style>
    <style:style style:name="P11" style:family="paragraph">
      <style:paragraph-properties fo:margin-left="0cm" fo:margin-right="0cm" fo:margin-top="0cm" fo:margin-bottom="0.372cm" fo:line-height="115%" fo:text-align="start" fo:text-indent="0cm" loext:tab-stop-distance="0cm">
        <style:tab-stops/>
      </style:paragraph-properties>
      <style:text-properties style:font-name="Helvetica"/>
    </style:style>
    <style:style style:name="P12" style:family="paragraph">
      <style:paragraph-properties fo:line-height="115%"/>
      <style:text-properties style:font-name="Helvetica"/>
    </style:style>
    <style:style style:name="T1" style:family="text">
      <style:text-properties style:font-name="Helvetica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Helvetica" fo:font-size="26pt" style:font-size-asian="26pt" style:font-size-complex="26pt"/>
    </style:style>
    <style:style style:name="T4" style:family="text">
      <style:text-properties style:font-name="Helvetica"/>
    </style:style>
    <style:style style:name="T5" style:family="text">
      <style:text-properties style:font-name="Helvetica" fo:font-size="18pt" style:font-size-asian="18pt" style:font-size-complex="18pt"/>
    </style:style>
    <style:style style:name="T6" style:family="text">
      <style:text-properties style:font-name="Helvetica" fo:font-size="35pt" style:font-size-asian="35pt" style:font-size-complex="35pt"/>
    </style:style>
    <style:style style:name="T7" style:family="text">
      <style:text-properties style:font-name="Helvetic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 text:style-name="P1"><text:span text:style-name="T1"><text:line-break/></text:span><text:span text:style-name="T1">K-Means Клъстеризация</text:span><text:span text:style-name="T2"><text:line-break/></text:span><text:span text:style-name="T2"/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2"><text:span text:style-name="T3">Анализ и приложение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<text:span text:style-name="T4">Клъстериране</text:span>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5">Клъстерирането е част от т. нар. неконтролирано обучение. За разлика от контолираното тук няма входни и изходни данни и функция, описваща връзката между тях. Тук има входни данни и хипотеза, а функцията е свързана с разстояния между точки.</text:span></text:p>
                <text:p text:style-name="P5"><text:span text:style-name="T5">Алгоритъм групира обекти или данни в подмножества (клъстери), така че обектите в един клъстер да са подобни, а останалите да са възможно най-различни от дадения. Това става на базата на определени характеристики или разстояния между даннит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2" draw:layer="layout" svg:width="25cm" svg:height="2.75cm" svg:x="1.5cm" svg:y="0.25cm" presentation:class="title" presentation:user-transformed="true">
          <draw:text-box>
            <text:p text:style-name="P2"><text:span text:style-name="T4">K-Means клъстеризация</text:span>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header>
                <text:p text:style-name="P8"><text:span text:style-name="T5">K-Means е един от методите за клъстеризация. При него набор от данни се разделят на k групи.</text:span></text:p>
                <text:p text:style-name="P8"><text:span text:style-name="T5">Първоначално се избират k произволни точки от данните. С тях се инициализират центроидите. Всеки един елемент се присвоява към най-близкия центроид, като се ползва метрика за разстояние (пр. Евклидово)</text:span></text:p>
                <text:p text:style-name="P8"><text:span text:style-name="T5">След като всички точки са разпределени в клъстери, новият центроид на всеки клъстер се изчислява като средноаритметично на всички точки в него.</text:span></text:p>
                <text:p text:style-name="P8"><text:span text:style-name="T5">Процесът се повтаря, докато центроидите спрат да се променят или промяната е незначителна.</text:span></text:p>
                <text:p text:style-name="P8"><text:span text:style-name="T5">Анимация: </text:span><text:span text:style-name="T5"><text:a xlink:href="http://shabal.in/visuals/kmeans/3.html" xlink:type="simple">http://shabal.in/visuals/kmeans/3.html</text:a></text:span></text:p>
                <text:p text:style-name="P8"><text:span text:style-name="T5">Описание на алгоритъма: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10"><text:span text:style-name="T6">K-Means клъстеризация – приложение</text:span></text:p>
          </draw:text-box>
        </draw:frame>
        <draw:frame presentation:style-name="pr8" draw:text-style-name="P12" draw:layer="layout" svg:width="25cm" svg:height="9.75cm" svg:x="1.5cm" svg:y="4cm" presentation:class="outline">
          <draw:text-box>
            <text:list text:style-name="L2">
              <text:list-header>
                <text:p text:style-name="P11"><text:span text:style-name="T7">Пример за K-Means клъстеризация нa метеоритни удари.</text:span></text:p>
                <text:p text:style-name="P11"><text:span text:style-name="T5"/></text:p>
                <text:p text:style-name="P11"><text:span text:style-name="T5">Работи се с реални данни за метеоритни удари, предоставени от NASA. Той </text:span><text:span text:style-name="T5">съдържа информация за местоположението, масата и годината на падане на </text:span><text:span text:style-name="T5">метеорити по света. K-Means се ползва за групиране на метеоритите според </text:span><text:span text:style-name="T5">характеристиките им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bg" fo:country="BG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3:19:35.775957923</meta:creation-date>
    <meta:editing-duration>PT15M55S</meta:editing-duration>
    <meta:editing-cycles>12</meta:editing-cycles>
    <meta:generator>LibreOffice/24.2.7.2$Linux_X86_64 LibreOffice_project/420$Build-2</meta:generator>
    <dc:title>Vivid</dc:title>
    <dc:date>2025-02-11T08:36:20.270291018</dc:date>
    <meta:document-statistic meta:object-count="60"/>
  </office:meta>
</office:document-meta>
</file>